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4" calcext:value-type="date">
            <text:p>2025-05-0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Refactored and checked notebooks; Researched ZeroMQ and gRPC; Started distributed offline system</text:p>
          </table:table-cell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63.75" calcext:value-type="float">
            <text:p>163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3928571428571" calcext:value-type="float">
            <text:p>2.34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 style:data-style-name="N2" text:time-value="17:11:33.401858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04T17:12:08.531012870</dc:date>
    <meta:editing-duration>PT2H11M47S</meta:editing-duration>
    <meta:editing-cycles>77</meta:editing-cycles>
    <meta:generator>LibreOffice/24.2.7.2$Linux_X86_64 LibreOffice_project/420$Build-2</meta:generator>
    <meta:document-statistic meta:table-count="1" meta:cell-count="259" meta:object-count="0"/>
  </office:meta>
</office:document-meta>
</file>